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.04mm"/>
    </style:style>
    <style:style style:name="co2" style:family="table-column">
      <style:table-column-properties fo:break-before="auto" style:column-width="23.2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D" table:style-name="ta1">
        <table:shapes>
          <draw:frame draw:z-index="0" draw:style-name="gr1" draw:text-style-name="P1" svg:width="159.99mm" svg:height="89.99mm" svg:x="64.17mm" svg:y="0mm">
            <loext:p draw:notify-on-update-of-ranges="dataD.A1:dataD.A1 dataD.A2:dataD.A115 dataD.B1:dataD.B1 dataD.B2:dataD.B1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Difficulty</text:p>
          </table:table-cell>
          <table:table-cell table:style-name="ce1" office:value-type="string" calcext:value-type="string">
            <text:p>Runtime (s)</text:p>
          </table:table-cell>
        </table:table-row>
        <table:table-row table:style-name="ro1">
          <table:table-cell office:value-type="float" office:value="6.71429" calcext:value-type="float">
            <text:p>6.71429</text:p>
          </table:table-cell>
          <table:table-cell office:value-type="float" office:value="0.0000054953" calcext:value-type="float">
            <text:p>5.4953E-06</text:p>
          </table:table-cell>
        </table:table-row>
        <table:table-row table:style-name="ro1">
          <table:table-cell office:value-type="float" office:value="6.85714" calcext:value-type="float">
            <text:p>6.85714</text:p>
          </table:table-cell>
          <table:table-cell office:value-type="float" office:value="0.00000788" calcext:value-type="float">
            <text:p>0.00000788</text:p>
          </table:table-cell>
        </table:table-row>
        <table:table-row table:style-name="ro1">
          <table:table-cell office:value-type="float" office:value="6.85714" calcext:value-type="float">
            <text:p>6.85714</text:p>
          </table:table-cell>
          <table:table-cell office:value-type="float" office:value="0.0000036278" calcext:value-type="float">
            <text:p>3.6278E-06</text:p>
          </table:table-cell>
        </table:table-row>
        <table:table-row table:style-name="ro1">
          <table:table-cell office:value-type="float" office:value="6.85714" calcext:value-type="float">
            <text:p>6.85714</text:p>
          </table:table-cell>
          <table:table-cell office:value-type="float" office:value="0.0000144868" calcext:value-type="float">
            <text:p>1.44868E-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0024218" calcext:value-type="float">
            <text:p>2.4218E-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0053882" calcext:value-type="float">
            <text:p>5.3882E-06</text:p>
          </table:table-cell>
        </table:table-row>
        <table:table-row table:style-name="ro1">
          <table:table-cell office:value-type="float" office:value="7.14286" calcext:value-type="float">
            <text:p>7.14286</text:p>
          </table:table-cell>
          <table:table-cell office:value-type="float" office:value="0.000209173" calcext:value-type="float">
            <text:p>0.000209173</text:p>
          </table:table-cell>
        </table:table-row>
        <table:table-row table:style-name="ro1">
          <table:table-cell office:value-type="float" office:value="7.28571" calcext:value-type="float">
            <text:p>7.28571</text:p>
          </table:table-cell>
          <table:table-cell office:value-type="float" office:value="0.0000374783" calcext:value-type="float">
            <text:p>3.74783E-05</text:p>
          </table:table-cell>
        </table:table-row>
        <table:table-row table:style-name="ro1">
          <table:table-cell office:value-type="float" office:value="7.42857" calcext:value-type="float">
            <text:p>7.42857</text:p>
          </table:table-cell>
          <table:table-cell office:value-type="float" office:value="0.000290075" calcext:value-type="float">
            <text:p>0.000290075</text:p>
          </table:table-cell>
        </table:table-row>
        <table:table-row table:style-name="ro1">
          <table:table-cell office:value-type="float" office:value="7.42857" calcext:value-type="float">
            <text:p>7.42857</text:p>
          </table:table-cell>
          <table:table-cell office:value-type="float" office:value="0.000244378" calcext:value-type="float">
            <text:p>0.000244378</text:p>
          </table:table-cell>
        </table:table-row>
        <table:table-row table:style-name="ro1">
          <table:table-cell office:value-type="float" office:value="7.57143" calcext:value-type="float">
            <text:p>7.57143</text:p>
          </table:table-cell>
          <table:table-cell office:value-type="float" office:value="0.000331966" calcext:value-type="float">
            <text:p>0.000331966</text:p>
          </table:table-cell>
        </table:table-row>
        <table:table-row table:style-name="ro1">
          <table:table-cell office:value-type="float" office:value="7.57143" calcext:value-type="float">
            <text:p>7.57143</text:p>
          </table:table-cell>
          <table:table-cell office:value-type="float" office:value="0.0000446823" calcext:value-type="float">
            <text:p>4.46823E-05</text:p>
          </table:table-cell>
        </table:table-row>
        <table:table-row table:style-name="ro1">
          <table:table-cell office:value-type="float" office:value="7.66667" calcext:value-type="float">
            <text:p>7.66667</text:p>
          </table:table-cell>
          <table:table-cell office:value-type="float" office:value="0.0000039513" calcext:value-type="float">
            <text:p>3.9513E-06</text:p>
          </table:table-cell>
        </table:table-row>
        <table:table-row table:style-name="ro1">
          <table:table-cell office:value-type="float" office:value="7.66667" calcext:value-type="float">
            <text:p>7.66667</text:p>
          </table:table-cell>
          <table:table-cell office:value-type="float" office:value="0.0000370666" calcext:value-type="float">
            <text:p>3.70666E-05</text:p>
          </table:table-cell>
        </table:table-row>
        <table:table-row table:style-name="ro1">
          <table:table-cell office:value-type="float" office:value="7.66667" calcext:value-type="float">
            <text:p>7.66667</text:p>
          </table:table-cell>
          <table:table-cell office:value-type="float" office:value="0.0000223919" calcext:value-type="float">
            <text:p>2.23919E-05</text:p>
          </table:table-cell>
        </table:table-row>
        <table:table-row table:style-name="ro1">
          <table:table-cell office:value-type="float" office:value="7.66667" calcext:value-type="float">
            <text:p>7.66667</text:p>
          </table:table-cell>
          <table:table-cell office:value-type="float" office:value="0.000001697" calcext:value-type="float">
            <text:p>0.000001697</text:p>
          </table:table-cell>
        </table:table-row>
        <table:table-row table:style-name="ro1">
          <table:table-cell office:value-type="float" office:value="7.66667" calcext:value-type="float">
            <text:p>7.66667</text:p>
          </table:table-cell>
          <table:table-cell office:value-type="float" office:value="0.0000057998" calcext:value-type="float">
            <text:p>5.7998E-06</text:p>
          </table:table-cell>
        </table:table-row>
        <table:table-row table:style-name="ro1">
          <table:table-cell office:value-type="float" office:value="7.66667" calcext:value-type="float">
            <text:p>7.66667</text:p>
          </table:table-cell>
          <table:table-cell office:value-type="float" office:value="0.0000069181" calcext:value-type="float">
            <text:p>6.9181E-06</text:p>
          </table:table-cell>
        </table:table-row>
        <table:table-row table:style-name="ro1">
          <table:table-cell office:value-type="float" office:value="7.83333" calcext:value-type="float">
            <text:p>7.83333</text:p>
          </table:table-cell>
          <table:table-cell office:value-type="float" office:value="0.0000038563" calcext:value-type="float">
            <text:p>3.8563E-06</text:p>
          </table:table-cell>
        </table:table-row>
        <table:table-row table:style-name="ro1">
          <table:table-cell office:value-type="float" office:value="7.83333" calcext:value-type="float">
            <text:p>7.83333</text:p>
          </table:table-cell>
          <table:table-cell office:value-type="float" office:value="0.0000111937" calcext:value-type="float">
            <text:p>1.11937E-05</text:p>
          </table:table-cell>
        </table:table-row>
        <table:table-row table:style-name="ro1">
          <table:table-cell office:value-type="float" office:value="7.83333" calcext:value-type="float">
            <text:p>7.83333</text:p>
          </table:table-cell>
          <table:table-cell office:value-type="float" office:value="0.0000023026" calcext:value-type="float">
            <text:p>2.3026E-06</text:p>
          </table:table-cell>
        </table:table-row>
        <table:table-row table:style-name="ro1">
          <table:table-cell office:value-type="float" office:value="7.83333" calcext:value-type="float">
            <text:p>7.83333</text:p>
          </table:table-cell>
          <table:table-cell office:value-type="float" office:value="0.0000138883" calcext:value-type="float">
            <text:p>1.38883E-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3598" calcext:value-type="float">
            <text:p>0.0000035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963293" calcext:value-type="float">
            <text:p>9.63293E-05</text:p>
          </table:table-cell>
        </table:table-row>
        <table:table-row table:style-name="ro1">
          <table:table-cell office:value-type="float" office:value="8.16667" calcext:value-type="float">
            <text:p>8.16667</text:p>
          </table:table-cell>
          <table:table-cell office:value-type="float" office:value="0.0000063596" calcext:value-type="float">
            <text:p>6.3596E-06</text:p>
          </table:table-cell>
        </table:table-row>
        <table:table-row table:style-name="ro1">
          <table:table-cell office:value-type="float" office:value="8.16667" calcext:value-type="float">
            <text:p>8.16667</text:p>
          </table:table-cell>
          <table:table-cell office:value-type="float" office:value="0.0000167283" calcext:value-type="float">
            <text:p>1.67283E-05</text:p>
          </table:table-cell>
        </table:table-row>
        <table:table-row table:style-name="ro1">
          <table:table-cell office:value-type="float" office:value="8.33333" calcext:value-type="float">
            <text:p>8.33333</text:p>
          </table:table-cell>
          <table:table-cell office:value-type="float" office:value="0.000258812" calcext:value-type="float">
            <text:p>0.000258812</text:p>
          </table:table-cell>
        </table:table-row>
        <table:table-row table:style-name="ro1">
          <table:table-cell office:value-type="float" office:value="8.33333" calcext:value-type="float">
            <text:p>8.33333</text:p>
          </table:table-cell>
          <table:table-cell office:value-type="float" office:value="0.0000042587" calcext:value-type="float">
            <text:p>4.2587E-06</text:p>
          </table:table-cell>
        </table:table-row>
        <table:table-row table:style-name="ro1">
          <table:table-cell office:value-type="float" office:value="8.33333" calcext:value-type="float">
            <text:p>8.33333</text:p>
          </table:table-cell>
          <table:table-cell office:value-type="float" office:value="0.0000124121" calcext:value-type="float">
            <text:p>1.24121E-05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0.000086902" calcext:value-type="float">
            <text:p>0.000086902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0.0000058162" calcext:value-type="float">
            <text:p>5.8162E-06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0.0000383649" calcext:value-type="float">
            <text:p>3.83649E-05</text:p>
          </table:table-cell>
        </table:table-row>
        <table:table-row table:style-name="ro1">
          <table:table-cell office:value-type="float" office:value="8.66667" calcext:value-type="float">
            <text:p>8.66667</text:p>
          </table:table-cell>
          <table:table-cell office:value-type="float" office:value="0.0000214283" calcext:value-type="float">
            <text:p>2.14283E-05</text:p>
          </table:table-cell>
        </table:table-row>
        <table:table-row table:style-name="ro1">
          <table:table-cell office:value-type="float" office:value="8.83333" calcext:value-type="float">
            <text:p>8.83333</text:p>
          </table:table-cell>
          <table:table-cell office:value-type="float" office:value="0.0000626895" calcext:value-type="float">
            <text:p>6.26895E-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0536409" calcext:value-type="float">
            <text:p>5.36409E-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414135" calcext:value-type="float">
            <text:p>0.004141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0185586" calcext:value-type="float">
            <text:p>1.85586E-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819707" calcext:value-type="float">
            <text:p>0.000819707</text:p>
          </table:table-cell>
        </table:table-row>
        <table:table-row table:style-name="ro1">
          <table:table-cell office:value-type="float" office:value="9.16667" calcext:value-type="float">
            <text:p>9.16667</text:p>
          </table:table-cell>
          <table:table-cell office:value-type="float" office:value="0.00036605" calcext:value-type="float">
            <text:p>0.00036605</text:p>
          </table:table-cell>
        </table:table-row>
        <table:table-row table:style-name="ro1">
          <table:table-cell office:value-type="float" office:value="9.16667" calcext:value-type="float">
            <text:p>9.16667</text:p>
          </table:table-cell>
          <table:table-cell office:value-type="float" office:value="0.0000415391" calcext:value-type="float">
            <text:p>4.15391E-05</text:p>
          </table:table-cell>
        </table:table-row>
        <table:table-row table:style-name="ro1">
          <table:table-cell office:value-type="float" office:value="9.33333" calcext:value-type="float">
            <text:p>9.33333</text:p>
          </table:table-cell>
          <table:table-cell office:value-type="float" office:value="0.000106677" calcext:value-type="float">
            <text:p>0.000106677</text:p>
          </table:table-cell>
        </table:table-row>
        <table:table-row table:style-name="ro1">
          <table:table-cell office:value-type="float" office:value="9.33333" calcext:value-type="float">
            <text:p>9.33333</text:p>
          </table:table-cell>
          <table:table-cell office:value-type="float" office:value="0.0127189" calcext:value-type="float">
            <text:p>0.0127189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0.0000100189" calcext:value-type="float">
            <text:p>1.00189E-05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0.0000019465" calcext:value-type="float">
            <text:p>1.9465E-06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0.0000822225" calcext:value-type="float">
            <text:p>8.22225E-05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0.0000464566" calcext:value-type="float">
            <text:p>4.64566E-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174909" calcext:value-type="float">
            <text:p>1.74909E-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288424" calcext:value-type="float">
            <text:p>2.88424E-05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0.0000717095" calcext:value-type="float">
            <text:p>7.17095E-05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0.00031542" calcext:value-type="float">
            <text:p>0.00031542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0.00048687" calcext:value-type="float">
            <text:p>0.00048687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0.000139785" calcext:value-type="float">
            <text:p>0.000139785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0.0000207459" calcext:value-type="float">
            <text:p>2.07459E-05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0.000003696" calcext:value-type="float">
            <text:p>0.000003696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0.0000932983" calcext:value-type="float">
            <text:p>9.32983E-05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0.0000272605" calcext:value-type="float">
            <text:p>2.72605E-05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0.000106191" calcext:value-type="float">
            <text:p>0.000106191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0.000108706" calcext:value-type="float">
            <text:p>0.0001087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306555" calcext:value-type="float">
            <text:p>0.00030655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226847" calcext:value-type="float">
            <text:p>0.00022684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351973" calcext:value-type="float">
            <text:p>0.000351973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0.000599456" calcext:value-type="float">
            <text:p>0.000599456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0.00258913" calcext:value-type="float">
            <text:p>0.00258913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0.00036229" calcext:value-type="float">
            <text:p>0.00036229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0.000934105" calcext:value-type="float">
            <text:p>0.000934105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0.000588971" calcext:value-type="float">
            <text:p>0.000588971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0.000203874" calcext:value-type="float">
            <text:p>0.000203874</text:p>
          </table:table-cell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0.00920639" calcext:value-type="float">
            <text:p>0.00920639</text:p>
          </table:table-cell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0.0123661" calcext:value-type="float">
            <text:p>0.0123661</text:p>
          </table:table-cell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0.000140919" calcext:value-type="float">
            <text:p>0.0001409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532524" calcext:value-type="float">
            <text:p>0.000532524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0.00579236" calcext:value-type="float">
            <text:p>0.00579236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0.0217265" calcext:value-type="float">
            <text:p>0.0217265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0.00159168" calcext:value-type="float">
            <text:p>0.00159168</text:p>
          </table:table-cell>
        </table:table-row>
        <table:table-row table:style-name="ro1">
          <table:table-cell office:value-type="float" office:value="13.75" calcext:value-type="float">
            <text:p>13.75</text:p>
          </table:table-cell>
          <table:table-cell office:value-type="float" office:value="0.000897532" calcext:value-type="float">
            <text:p>0.0008975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20697" calcext:value-type="float">
            <text:p>0.0020697</text:p>
          </table:table-cell>
        </table:table-row>
        <table:table-row table:style-name="ro1">
          <table:table-cell office:value-type="float" office:value="14.25" calcext:value-type="float">
            <text:p>14.25</text:p>
          </table:table-cell>
          <table:table-cell office:value-type="float" office:value="0.00168669" calcext:value-type="float">
            <text:p>0.00168669</text:p>
          </table:table-cell>
        </table:table-row>
        <table:table-row table:style-name="ro1">
          <table:table-cell office:value-type="float" office:value="14.25" calcext:value-type="float">
            <text:p>14.25</text:p>
          </table:table-cell>
          <table:table-cell office:value-type="float" office:value="0.000180298" calcext:value-type="float">
            <text:p>0.000180298</text:p>
          </table:table-cell>
        </table:table-row>
        <table:table-row table:style-name="ro1">
          <table:table-cell office:value-type="float" office:value="14.25" calcext:value-type="float">
            <text:p>14.25</text:p>
          </table:table-cell>
          <table:table-cell office:value-type="float" office:value="0.000240315" calcext:value-type="float">
            <text:p>0.000240315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0.0000710961" calcext:value-type="float">
            <text:p>7.10961E-05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0.000839876" calcext:value-type="float">
            <text:p>0.000839876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0.0808815" calcext:value-type="float">
            <text:p>0.0808815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0.00120041" calcext:value-type="float">
            <text:p>0.00120041</text:p>
          </table:table-cell>
        </table:table-row>
        <table:table-row table:style-name="ro1">
          <table:table-cell office:value-type="float" office:value="14.75" calcext:value-type="float">
            <text:p>14.75</text:p>
          </table:table-cell>
          <table:table-cell office:value-type="float" office:value="0.00360681" calcext:value-type="float">
            <text:p>0.00360681</text:p>
          </table:table-cell>
        </table:table-row>
        <table:table-row table:style-name="ro1">
          <table:table-cell office:value-type="float" office:value="14.75" calcext:value-type="float">
            <text:p>14.75</text:p>
          </table:table-cell>
          <table:table-cell office:value-type="float" office:value="0.000534957" calcext:value-type="float">
            <text:p>0.000534957</text:p>
          </table:table-cell>
        </table:table-row>
        <table:table-row table:style-name="ro1">
          <table:table-cell office:value-type="float" office:value="14.75" calcext:value-type="float">
            <text:p>14.75</text:p>
          </table:table-cell>
          <table:table-cell office:value-type="float" office:value="0.00026095" calcext:value-type="float">
            <text:p>0.00026095</text:p>
          </table:table-cell>
        </table:table-row>
        <table:table-row table:style-name="ro1">
          <table:table-cell office:value-type="float" office:value="14.75" calcext:value-type="float">
            <text:p>14.75</text:p>
          </table:table-cell>
          <table:table-cell office:value-type="float" office:value="0.00155247" calcext:value-type="float">
            <text:p>0.00155247</text:p>
          </table:table-cell>
        </table:table-row>
        <table:table-row table:style-name="ro1">
          <table:table-cell office:value-type="float" office:value="14.75" calcext:value-type="float">
            <text:p>14.75</text:p>
          </table:table-cell>
          <table:table-cell office:value-type="float" office:value="0.000379321" calcext:value-type="float">
            <text:p>0.0003793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229207" calcext:value-type="float">
            <text:p>0.02292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161722" calcext:value-type="float">
            <text:p>0.01617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246893" calcext:value-type="float">
            <text:p>0.0024689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217209" calcext:value-type="float">
            <text:p>0.00021720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451066" calcext:value-type="float">
            <text:p>0.000451066</text:p>
          </table:table-cell>
        </table:table-row>
        <table:table-row table:style-name="ro1">
          <table:table-cell office:value-type="float" office:value="15.25" calcext:value-type="float">
            <text:p>15.25</text:p>
          </table:table-cell>
          <table:table-cell office:value-type="float" office:value="0.126422" calcext:value-type="float">
            <text:p>0.126422</text:p>
          </table:table-cell>
        </table:table-row>
        <table:table-row table:style-name="ro1">
          <table:table-cell office:value-type="float" office:value="15.25" calcext:value-type="float">
            <text:p>15.25</text:p>
          </table:table-cell>
          <table:table-cell office:value-type="float" office:value="0.0406468" calcext:value-type="float">
            <text:p>0.0406468</text:p>
          </table:table-cell>
        </table:table-row>
        <table:table-row table:style-name="ro1">
          <table:table-cell office:value-type="float" office:value="15.25" calcext:value-type="float">
            <text:p>15.25</text:p>
          </table:table-cell>
          <table:table-cell office:value-type="float" office:value="0.008054" calcext:value-type="float">
            <text:p>0.008054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0.0046063" calcext:value-type="float">
            <text:p>0.0046063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0.00555173" calcext:value-type="float">
            <text:p>0.00555173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0.254059" calcext:value-type="float">
            <text:p>0.254059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0.00107217" calcext:value-type="float">
            <text:p>0.00107217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0.00840138" calcext:value-type="float">
            <text:p>0.00840138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0.764062" calcext:value-type="float">
            <text:p>0.764062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0.00569024" calcext:value-type="float">
            <text:p>0.00569024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0.116763" calcext:value-type="float">
            <text:p>0.116763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0.0119513" calcext:value-type="float">
            <text:p>0.0119513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0.0236973" calcext:value-type="float">
            <text:p>0.023697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89163" calcext:value-type="float">
            <text:p>0.78916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56768" calcext:value-type="float">
            <text:p>0.1567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63521" calcext:value-type="float">
            <text:p>0.6635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887931" calcext:value-type="float">
            <text:p>0.88793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130799" calcext:value-type="float">
            <text:p>0.0130799</text:p>
          </table:table-cell>
        </table:table-row>
        <table:table-row table:style-name="ro1">
          <table:table-cell office:value-type="float" office:value="21.3333" calcext:value-type="float">
            <text:p>21.3333</text:p>
          </table:table-cell>
          <table:table-cell office:value-type="float" office:value="0.303197" calcext:value-type="float">
            <text:p>0.303197</text:p>
          </table:table-cell>
        </table:table-row>
        <table:table-row table:style-name="ro1">
          <table:table-cell office:value-type="float" office:value="21.3333" calcext:value-type="float">
            <text:p>21.3333</text:p>
          </table:table-cell>
          <table:table-cell office:value-type="float" office:value="0.264009" calcext:value-type="float">
            <text:p>0.264009</text:p>
          </table:table-cell>
        </table:table-row>
        <table:table-row table:style-name="ro1">
          <table:table-cell office:value-type="float" office:value="21.3333" calcext:value-type="float">
            <text:p>21.3333</text:p>
          </table:table-cell>
          <table:table-cell office:value-type="float" office:value="0.268723" calcext:value-type="float">
            <text:p>0.268723</text:p>
          </table:table-cell>
        </table:table-row>
      </table:table>
      <table:named-expressions/>
      <table:database-ranges>
        <table:database-range table:name="__Anonymous_Sheet_DB__0" table:target-range-address="dataD.A2:dataD.B1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Z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7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27T12:48:01.569057025</dc:date>
    <meta:editing-duration>PT6M29S</meta:editing-duration>
    <meta:editing-cycles>1</meta:editing-cycles>
    <meta:document-statistic meta:table-count="1" meta:cell-count="230" meta:object-count="1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522cm" svg:y="0.316cm" chart:style-name="ch2">
          <text:p>Difficulty vs Runtime (s)</text:p>
        </chart:title>
        <chart:legend chart:legend-position="end" svg:x="13.472cm" svg:y="4.201cm" style:legend-expansion="high" chart:style-name="ch3"/>
        <chart:plot-area chart:style-name="ch4" table:cell-range-address="dataD.A1:dataD.B115" chart:data-source-has-labels="both" svg:x="1.331cm" svg:y="1.275cm" svg:width="11.821cm" svg:height="6.564cm">
          <chartooo:coordinate-region svg:x="2.058cm" svg:y="1.474cm" svg:width="10.907cm" svg:height="5.718cm"/>
          <chart:axis chart:dimension="x" chart:name="primary-x" chart:style-name="ch5" chartooo:axis-type="auto">
            <chart:title svg:x="6.588cm" svg:y="8.019cm" chart:style-name="ch6">
              <text:p>Difficulty</text:p>
            </chart:title>
            <chart:categories table:cell-range-address="dataD.A2:dataD.A115"/>
          </chart:axis>
          <chart:axis chart:dimension="y" chart:name="primary-y" chart:style-name="ch5">
            <chart:title svg:x="0.451cm" svg:y="5.448cm" chart:style-name="ch7">
              <text:p>Runtime (s)</text:p>
            </chart:title>
            <chart:grid chart:style-name="ch8" chart:class="major"/>
          </chart:axis>
          <chart:series chart:style-name="ch9" chart:values-cell-range-address="dataD.B2:dataD.B115" chart:label-cell-address="dataD.B1:dataD.B1" chart:class="chart:scatter">
            <chart:domain table:cell-range-address="dataD.A2:dataD.A115"/>
            <chart:data-point chart:repeated="1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untime (s)</text:p>
                <draw:g>
                  <svg:desc>dataD.B1:dataD.B1</svg:desc>
                </draw:g>
              </table:table-cell>
            </table:table-row>
          </table:table-header-rows>
          <table:table-rows>
            <table:table-row>
              <table:table-cell office:value-type="float" office:value="6.71429">
                <text:p>6.71429</text:p>
                <draw:g>
                  <svg:desc>dataD.A2:dataD.A115</svg:desc>
                </draw:g>
              </table:table-cell>
              <table:table-cell office:value-type="float" office:value="0.0000054953">
                <text:p>0.0000054953</text:p>
                <draw:g>
                  <svg:desc>dataD.B2:dataD.B115</svg:desc>
                </draw:g>
              </table:table-cell>
            </table:table-row>
            <table:table-row>
              <table:table-cell office:value-type="float" office:value="6.85714">
                <text:p>6.85714</text:p>
              </table:table-cell>
              <table:table-cell office:value-type="float" office:value="0.00000788">
                <text:p>0.00000788</text:p>
              </table:table-cell>
            </table:table-row>
            <table:table-row>
              <table:table-cell office:value-type="float" office:value="6.85714">
                <text:p>6.85714</text:p>
              </table:table-cell>
              <table:table-cell office:value-type="float" office:value="0.0000036278">
                <text:p>0.0000036278</text:p>
              </table:table-cell>
            </table:table-row>
            <table:table-row>
              <table:table-cell office:value-type="float" office:value="6.85714">
                <text:p>6.85714</text:p>
              </table:table-cell>
              <table:table-cell office:value-type="float" office:value="0.0000144868">
                <text:p>0.000014486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00024218">
                <text:p>0.000002421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00053882">
                <text:p>0.0000053882</text:p>
              </table:table-cell>
            </table:table-row>
            <table:table-row>
              <table:table-cell office:value-type="float" office:value="7.14286">
                <text:p>7.14286</text:p>
              </table:table-cell>
              <table:table-cell office:value-type="float" office:value="0.000209173">
                <text:p>0.000209173</text:p>
              </table:table-cell>
            </table:table-row>
            <table:table-row>
              <table:table-cell office:value-type="float" office:value="7.28571">
                <text:p>7.28571</text:p>
              </table:table-cell>
              <table:table-cell office:value-type="float" office:value="0.0000374783">
                <text:p>0.0000374783</text:p>
              </table:table-cell>
            </table:table-row>
            <table:table-row>
              <table:table-cell office:value-type="float" office:value="7.42857">
                <text:p>7.42857</text:p>
              </table:table-cell>
              <table:table-cell office:value-type="float" office:value="0.000290075">
                <text:p>0.000290075</text:p>
              </table:table-cell>
            </table:table-row>
            <table:table-row>
              <table:table-cell office:value-type="float" office:value="7.42857">
                <text:p>7.42857</text:p>
              </table:table-cell>
              <table:table-cell office:value-type="float" office:value="0.000244378">
                <text:p>0.000244378</text:p>
              </table:table-cell>
            </table:table-row>
            <table:table-row>
              <table:table-cell office:value-type="float" office:value="7.57143">
                <text:p>7.57143</text:p>
              </table:table-cell>
              <table:table-cell office:value-type="float" office:value="0.000331966">
                <text:p>0.000331966</text:p>
              </table:table-cell>
            </table:table-row>
            <table:table-row>
              <table:table-cell office:value-type="float" office:value="7.57143">
                <text:p>7.57143</text:p>
              </table:table-cell>
              <table:table-cell office:value-type="float" office:value="0.0000446823">
                <text:p>0.0000446823</text:p>
              </table:table-cell>
            </table:table-row>
            <table:table-row>
              <table:table-cell office:value-type="float" office:value="7.66667">
                <text:p>7.66667</text:p>
              </table:table-cell>
              <table:table-cell office:value-type="float" office:value="0.0000039513">
                <text:p>0.0000039513</text:p>
              </table:table-cell>
            </table:table-row>
            <table:table-row>
              <table:table-cell office:value-type="float" office:value="7.66667">
                <text:p>7.66667</text:p>
              </table:table-cell>
              <table:table-cell office:value-type="float" office:value="0.0000370666">
                <text:p>0.0000370666</text:p>
              </table:table-cell>
            </table:table-row>
            <table:table-row>
              <table:table-cell office:value-type="float" office:value="7.66667">
                <text:p>7.66667</text:p>
              </table:table-cell>
              <table:table-cell office:value-type="float" office:value="0.0000223919">
                <text:p>0.0000223919</text:p>
              </table:table-cell>
            </table:table-row>
            <table:table-row>
              <table:table-cell office:value-type="float" office:value="7.66667">
                <text:p>7.66667</text:p>
              </table:table-cell>
              <table:table-cell office:value-type="float" office:value="0.000001697">
                <text:p>0.000001697</text:p>
              </table:table-cell>
            </table:table-row>
            <table:table-row>
              <table:table-cell office:value-type="float" office:value="7.66667">
                <text:p>7.66667</text:p>
              </table:table-cell>
              <table:table-cell office:value-type="float" office:value="0.0000057998">
                <text:p>0.0000057998</text:p>
              </table:table-cell>
            </table:table-row>
            <table:table-row>
              <table:table-cell office:value-type="float" office:value="7.66667">
                <text:p>7.66667</text:p>
              </table:table-cell>
              <table:table-cell office:value-type="float" office:value="0.0000069181">
                <text:p>0.0000069181</text:p>
              </table:table-cell>
            </table:table-row>
            <table:table-row>
              <table:table-cell office:value-type="float" office:value="7.83333">
                <text:p>7.83333</text:p>
              </table:table-cell>
              <table:table-cell office:value-type="float" office:value="0.0000038563">
                <text:p>0.0000038563</text:p>
              </table:table-cell>
            </table:table-row>
            <table:table-row>
              <table:table-cell office:value-type="float" office:value="7.83333">
                <text:p>7.83333</text:p>
              </table:table-cell>
              <table:table-cell office:value-type="float" office:value="0.0000111937">
                <text:p>0.0000111937</text:p>
              </table:table-cell>
            </table:table-row>
            <table:table-row>
              <table:table-cell office:value-type="float" office:value="7.83333">
                <text:p>7.83333</text:p>
              </table:table-cell>
              <table:table-cell office:value-type="float" office:value="0.0000023026">
                <text:p>0.0000023026</text:p>
              </table:table-cell>
            </table:table-row>
            <table:table-row>
              <table:table-cell office:value-type="float" office:value="7.83333">
                <text:p>7.83333</text:p>
              </table:table-cell>
              <table:table-cell office:value-type="float" office:value="0.0000138883">
                <text:p>0.000013888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0003598">
                <text:p>0.00000359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00963293">
                <text:p>0.0000963293</text:p>
              </table:table-cell>
            </table:table-row>
            <table:table-row>
              <table:table-cell office:value-type="float" office:value="8.16667">
                <text:p>8.16667</text:p>
              </table:table-cell>
              <table:table-cell office:value-type="float" office:value="0.0000063596">
                <text:p>0.0000063596</text:p>
              </table:table-cell>
            </table:table-row>
            <table:table-row>
              <table:table-cell office:value-type="float" office:value="8.16667">
                <text:p>8.16667</text:p>
              </table:table-cell>
              <table:table-cell office:value-type="float" office:value="0.0000167283">
                <text:p>0.0000167283</text:p>
              </table:table-cell>
            </table:table-row>
            <table:table-row>
              <table:table-cell office:value-type="float" office:value="8.33333">
                <text:p>8.33333</text:p>
              </table:table-cell>
              <table:table-cell office:value-type="float" office:value="0.000258812">
                <text:p>0.000258812</text:p>
              </table:table-cell>
            </table:table-row>
            <table:table-row>
              <table:table-cell office:value-type="float" office:value="8.33333">
                <text:p>8.33333</text:p>
              </table:table-cell>
              <table:table-cell office:value-type="float" office:value="0.0000042587">
                <text:p>0.0000042587</text:p>
              </table:table-cell>
            </table:table-row>
            <table:table-row>
              <table:table-cell office:value-type="float" office:value="8.33333">
                <text:p>8.33333</text:p>
              </table:table-cell>
              <table:table-cell office:value-type="float" office:value="0.0000124121">
                <text:p>0.0000124121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0.000086902">
                <text:p>0.000086902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0.0000058162">
                <text:p>0.0000058162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0.0000383649">
                <text:p>0.0000383649</text:p>
              </table:table-cell>
            </table:table-row>
            <table:table-row>
              <table:table-cell office:value-type="float" office:value="8.66667">
                <text:p>8.66667</text:p>
              </table:table-cell>
              <table:table-cell office:value-type="float" office:value="0.0000214283">
                <text:p>0.0000214283</text:p>
              </table:table-cell>
            </table:table-row>
            <table:table-row>
              <table:table-cell office:value-type="float" office:value="8.83333">
                <text:p>8.83333</text:p>
              </table:table-cell>
              <table:table-cell office:value-type="float" office:value="0.0000626895">
                <text:p>0.000062689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00536409">
                <text:p>0.000053640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414135">
                <text:p>0.0041413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00185586">
                <text:p>0.000018558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0819707">
                <text:p>0.000819707</text:p>
              </table:table-cell>
            </table:table-row>
            <table:table-row>
              <table:table-cell office:value-type="float" office:value="9.16667">
                <text:p>9.16667</text:p>
              </table:table-cell>
              <table:table-cell office:value-type="float" office:value="0.00036605">
                <text:p>0.00036605</text:p>
              </table:table-cell>
            </table:table-row>
            <table:table-row>
              <table:table-cell office:value-type="float" office:value="9.16667">
                <text:p>9.16667</text:p>
              </table:table-cell>
              <table:table-cell office:value-type="float" office:value="0.0000415391">
                <text:p>0.0000415391</text:p>
              </table:table-cell>
            </table:table-row>
            <table:table-row>
              <table:table-cell office:value-type="float" office:value="9.33333">
                <text:p>9.33333</text:p>
              </table:table-cell>
              <table:table-cell office:value-type="float" office:value="0.000106677">
                <text:p>0.000106677</text:p>
              </table:table-cell>
            </table:table-row>
            <table:table-row>
              <table:table-cell office:value-type="float" office:value="9.33333">
                <text:p>9.33333</text:p>
              </table:table-cell>
              <table:table-cell office:value-type="float" office:value="0.0127189">
                <text:p>0.0127189</text:p>
              </table:table-cell>
            </table:table-row>
            <table:table-row>
              <table:table-cell office:value-type="float" office:value="9.4">
                <text:p>9.4</text:p>
              </table:table-cell>
              <table:table-cell office:value-type="float" office:value="0.0000100189">
                <text:p>0.0000100189</text:p>
              </table:table-cell>
            </table:table-row>
            <table:table-row>
              <table:table-cell office:value-type="float" office:value="9.6">
                <text:p>9.6</text:p>
              </table:table-cell>
              <table:table-cell office:value-type="float" office:value="0.0000019465">
                <text:p>0.0000019465</text:p>
              </table:table-cell>
            </table:table-row>
            <table:table-row>
              <table:table-cell office:value-type="float" office:value="9.8">
                <text:p>9.8</text:p>
              </table:table-cell>
              <table:table-cell office:value-type="float" office:value="0.0000822225">
                <text:p>0.0000822225</text:p>
              </table:table-cell>
            </table:table-row>
            <table:table-row>
              <table:table-cell office:value-type="float" office:value="9.8">
                <text:p>9.8</text:p>
              </table:table-cell>
              <table:table-cell office:value-type="float" office:value="0.0000464566">
                <text:p>0.000046456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00174909">
                <text:p>0.000017490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00288424">
                <text:p>0.0000288424</text:p>
              </table:table-cell>
            </table:table-row>
            <table:table-row>
              <table:table-cell office:value-type="float" office:value="10.2">
                <text:p>10.2</text:p>
              </table:table-cell>
              <table:table-cell office:value-type="float" office:value="0.0000717095">
                <text:p>0.0000717095</text:p>
              </table:table-cell>
            </table:table-row>
            <table:table-row>
              <table:table-cell office:value-type="float" office:value="10.2">
                <text:p>10.2</text:p>
              </table:table-cell>
              <table:table-cell office:value-type="float" office:value="0.00031542">
                <text:p>0.00031542</text:p>
              </table:table-cell>
            </table:table-row>
            <table:table-row>
              <table:table-cell office:value-type="float" office:value="10.4">
                <text:p>10.4</text:p>
              </table:table-cell>
              <table:table-cell office:value-type="float" office:value="0.00048687">
                <text:p>0.00048687</text:p>
              </table:table-cell>
            </table:table-row>
            <table:table-row>
              <table:table-cell office:value-type="float" office:value="10.4">
                <text:p>10.4</text:p>
              </table:table-cell>
              <table:table-cell office:value-type="float" office:value="0.000139785">
                <text:p>0.000139785</text:p>
              </table:table-cell>
            </table:table-row>
            <table:table-row>
              <table:table-cell office:value-type="float" office:value="10.4">
                <text:p>10.4</text:p>
              </table:table-cell>
              <table:table-cell office:value-type="float" office:value="0.0000207459">
                <text:p>0.0000207459</text:p>
              </table:table-cell>
            </table:table-row>
            <table:table-row>
              <table:table-cell office:value-type="float" office:value="10.6">
                <text:p>10.6</text:p>
              </table:table-cell>
              <table:table-cell office:value-type="float" office:value="0.000003696">
                <text:p>0.000003696</text:p>
              </table:table-cell>
            </table:table-row>
            <table:table-row>
              <table:table-cell office:value-type="float" office:value="10.6">
                <text:p>10.6</text:p>
              </table:table-cell>
              <table:table-cell office:value-type="float" office:value="0.0000932983">
                <text:p>0.0000932983</text:p>
              </table:table-cell>
            </table:table-row>
            <table:table-row>
              <table:table-cell office:value-type="float" office:value="10.6">
                <text:p>10.6</text:p>
              </table:table-cell>
              <table:table-cell office:value-type="float" office:value="0.0000272605">
                <text:p>0.0000272605</text:p>
              </table:table-cell>
            </table:table-row>
            <table:table-row>
              <table:table-cell office:value-type="float" office:value="10.8">
                <text:p>10.8</text:p>
              </table:table-cell>
              <table:table-cell office:value-type="float" office:value="0.000106191">
                <text:p>0.000106191</text:p>
              </table:table-cell>
            </table:table-row>
            <table:table-row>
              <table:table-cell office:value-type="float" office:value="10.8">
                <text:p>10.8</text:p>
              </table:table-cell>
              <table:table-cell office:value-type="float" office:value="0.000108706">
                <text:p>0.00010870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00306555">
                <text:p>0.00030655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00226847">
                <text:p>0.00022684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00351973">
                <text:p>0.000351973</text:p>
              </table:table-cell>
            </table:table-row>
            <table:table-row>
              <table:table-cell office:value-type="float" office:value="11.2">
                <text:p>11.2</text:p>
              </table:table-cell>
              <table:table-cell office:value-type="float" office:value="0.000599456">
                <text:p>0.000599456</text:p>
              </table:table-cell>
            </table:table-row>
            <table:table-row>
              <table:table-cell office:value-type="float" office:value="11.2">
                <text:p>11.2</text:p>
              </table:table-cell>
              <table:table-cell office:value-type="float" office:value="0.00258913">
                <text:p>0.00258913</text:p>
              </table:table-cell>
            </table:table-row>
            <table:table-row>
              <table:table-cell office:value-type="float" office:value="11.2">
                <text:p>11.2</text:p>
              </table:table-cell>
              <table:table-cell office:value-type="float" office:value="0.00036229">
                <text:p>0.00036229</text:p>
              </table:table-cell>
            </table:table-row>
            <table:table-row>
              <table:table-cell office:value-type="float" office:value="11.4">
                <text:p>11.4</text:p>
              </table:table-cell>
              <table:table-cell office:value-type="float" office:value="0.000934105">
                <text:p>0.000934105</text:p>
              </table:table-cell>
            </table:table-row>
            <table:table-row>
              <table:table-cell office:value-type="float" office:value="11.4">
                <text:p>11.4</text:p>
              </table:table-cell>
              <table:table-cell office:value-type="float" office:value="0.000588971">
                <text:p>0.000588971</text:p>
              </table:table-cell>
            </table:table-row>
            <table:table-row>
              <table:table-cell office:value-type="float" office:value="11.4">
                <text:p>11.4</text:p>
              </table:table-cell>
              <table:table-cell office:value-type="float" office:value="0.000203874">
                <text:p>0.000203874</text:p>
              </table:table-cell>
            </table:table-row>
            <table:table-row>
              <table:table-cell office:value-type="float" office:value="11.6">
                <text:p>11.6</text:p>
              </table:table-cell>
              <table:table-cell office:value-type="float" office:value="0.00920639">
                <text:p>0.00920639</text:p>
              </table:table-cell>
            </table:table-row>
            <table:table-row>
              <table:table-cell office:value-type="float" office:value="11.6">
                <text:p>11.6</text:p>
              </table:table-cell>
              <table:table-cell office:value-type="float" office:value="0.0123661">
                <text:p>0.0123661</text:p>
              </table:table-cell>
            </table:table-row>
            <table:table-row>
              <table:table-cell office:value-type="float" office:value="11.8">
                <text:p>11.8</text:p>
              </table:table-cell>
              <table:table-cell office:value-type="float" office:value="0.000140919">
                <text:p>0.00014091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00532524">
                <text:p>0.000532524</text:p>
              </table:table-cell>
            </table:table-row>
            <table:table-row>
              <table:table-cell office:value-type="float" office:value="12.2">
                <text:p>12.2</text:p>
              </table:table-cell>
              <table:table-cell office:value-type="float" office:value="0.00579236">
                <text:p>0.00579236</text:p>
              </table:table-cell>
            </table:table-row>
            <table:table-row>
              <table:table-cell office:value-type="float" office:value="12.2">
                <text:p>12.2</text:p>
              </table:table-cell>
              <table:table-cell office:value-type="float" office:value="0.0217265">
                <text:p>0.0217265</text:p>
              </table:table-cell>
            </table:table-row>
            <table:table-row>
              <table:table-cell office:value-type="float" office:value="12.2">
                <text:p>12.2</text:p>
              </table:table-cell>
              <table:table-cell office:value-type="float" office:value="0.00159168">
                <text:p>0.00159168</text:p>
              </table:table-cell>
            </table:table-row>
            <table:table-row>
              <table:table-cell office:value-type="float" office:value="13.75">
                <text:p>13.75</text:p>
              </table:table-cell>
              <table:table-cell office:value-type="float" office:value="0.000897532">
                <text:p>0.00089753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020697">
                <text:p>0.0020697</text:p>
              </table:table-cell>
            </table:table-row>
            <table:table-row>
              <table:table-cell office:value-type="float" office:value="14.25">
                <text:p>14.25</text:p>
              </table:table-cell>
              <table:table-cell office:value-type="float" office:value="0.00168669">
                <text:p>0.00168669</text:p>
              </table:table-cell>
            </table:table-row>
            <table:table-row>
              <table:table-cell office:value-type="float" office:value="14.25">
                <text:p>14.25</text:p>
              </table:table-cell>
              <table:table-cell office:value-type="float" office:value="0.000180298">
                <text:p>0.000180298</text:p>
              </table:table-cell>
            </table:table-row>
            <table:table-row>
              <table:table-cell office:value-type="float" office:value="14.25">
                <text:p>14.25</text:p>
              </table:table-cell>
              <table:table-cell office:value-type="float" office:value="0.000240315">
                <text:p>0.000240315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0.0000710961">
                <text:p>0.0000710961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0.000839876">
                <text:p>0.000839876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0.0808815">
                <text:p>0.0808815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0.00120041">
                <text:p>0.00120041</text:p>
              </table:table-cell>
            </table:table-row>
            <table:table-row>
              <table:table-cell office:value-type="float" office:value="14.75">
                <text:p>14.75</text:p>
              </table:table-cell>
              <table:table-cell office:value-type="float" office:value="0.00360681">
                <text:p>0.00360681</text:p>
              </table:table-cell>
            </table:table-row>
            <table:table-row>
              <table:table-cell office:value-type="float" office:value="14.75">
                <text:p>14.75</text:p>
              </table:table-cell>
              <table:table-cell office:value-type="float" office:value="0.000534957">
                <text:p>0.000534957</text:p>
              </table:table-cell>
            </table:table-row>
            <table:table-row>
              <table:table-cell office:value-type="float" office:value="14.75">
                <text:p>14.75</text:p>
              </table:table-cell>
              <table:table-cell office:value-type="float" office:value="0.00026095">
                <text:p>0.00026095</text:p>
              </table:table-cell>
            </table:table-row>
            <table:table-row>
              <table:table-cell office:value-type="float" office:value="14.75">
                <text:p>14.75</text:p>
              </table:table-cell>
              <table:table-cell office:value-type="float" office:value="0.00155247">
                <text:p>0.00155247</text:p>
              </table:table-cell>
            </table:table-row>
            <table:table-row>
              <table:table-cell office:value-type="float" office:value="14.75">
                <text:p>14.75</text:p>
              </table:table-cell>
              <table:table-cell office:value-type="float" office:value="0.000379321">
                <text:p>0.00037932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229207">
                <text:p>0.022920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161722">
                <text:p>0.016172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0246893">
                <text:p>0.0024689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00217209">
                <text:p>0.00021720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00451066">
                <text:p>0.000451066</text:p>
              </table:table-cell>
            </table:table-row>
            <table:table-row>
              <table:table-cell office:value-type="float" office:value="15.25">
                <text:p>15.25</text:p>
              </table:table-cell>
              <table:table-cell office:value-type="float" office:value="0.126422">
                <text:p>0.126422</text:p>
              </table:table-cell>
            </table:table-row>
            <table:table-row>
              <table:table-cell office:value-type="float" office:value="15.25">
                <text:p>15.25</text:p>
              </table:table-cell>
              <table:table-cell office:value-type="float" office:value="0.0406468">
                <text:p>0.0406468</text:p>
              </table:table-cell>
            </table:table-row>
            <table:table-row>
              <table:table-cell office:value-type="float" office:value="15.25">
                <text:p>15.25</text:p>
              </table:table-cell>
              <table:table-cell office:value-type="float" office:value="0.008054">
                <text:p>0.008054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0.0046063">
                <text:p>0.0046063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0.00555173">
                <text:p>0.00555173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0.254059">
                <text:p>0.254059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0.00107217">
                <text:p>0.00107217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0.00840138">
                <text:p>0.00840138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0.764062">
                <text:p>0.764062</text:p>
              </table:table-cell>
            </table:table-row>
            <table:table-row>
              <table:table-cell office:value-type="float" office:value="15.75">
                <text:p>15.75</text:p>
              </table:table-cell>
              <table:table-cell office:value-type="float" office:value="0.00569024">
                <text:p>0.00569024</text:p>
              </table:table-cell>
            </table:table-row>
            <table:table-row>
              <table:table-cell office:value-type="float" office:value="15.75">
                <text:p>15.75</text:p>
              </table:table-cell>
              <table:table-cell office:value-type="float" office:value="0.116763">
                <text:p>0.116763</text:p>
              </table:table-cell>
            </table:table-row>
            <table:table-row>
              <table:table-cell office:value-type="float" office:value="15.75">
                <text:p>15.75</text:p>
              </table:table-cell>
              <table:table-cell office:value-type="float" office:value="0.0119513">
                <text:p>0.0119513</text:p>
              </table:table-cell>
            </table:table-row>
            <table:table-row>
              <table:table-cell office:value-type="float" office:value="15.75">
                <text:p>15.75</text:p>
              </table:table-cell>
              <table:table-cell office:value-type="float" office:value="0.0236973">
                <text:p>0.023697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789163">
                <text:p>0.78916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156768">
                <text:p>0.15676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663521">
                <text:p>0.66352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887931">
                <text:p>0.88793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130799">
                <text:p>0.0130799</text:p>
              </table:table-cell>
            </table:table-row>
            <table:table-row>
              <table:table-cell office:value-type="float" office:value="21.3333">
                <text:p>21.3333</text:p>
              </table:table-cell>
              <table:table-cell office:value-type="float" office:value="0.303197">
                <text:p>0.303197</text:p>
              </table:table-cell>
            </table:table-row>
            <table:table-row>
              <table:table-cell office:value-type="float" office:value="21.3333">
                <text:p>21.3333</text:p>
              </table:table-cell>
              <table:table-cell office:value-type="float" office:value="0.264009">
                <text:p>0.264009</text:p>
              </table:table-cell>
            </table:table-row>
            <table:table-row>
              <table:table-cell office:value-type="float" office:value="21.3333">
                <text:p>21.3333</text:p>
              </table:table-cell>
              <table:table-cell office:value-type="float" office:value="0.268723">
                <text:p>0.2687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